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Unnamed: 0">
            <text:p>Unnamed: 0</text:p>
          </table:table-cell>
          <table:table-cell table:style-name="pd1" office:value-type="string" office:value="Unnamed: 1">
            <text:p>Unnamed: 1</text:p>
          </table:table-cell>
          <table:table-cell table:style-name="pd1" office:value-type="string" office:value="S: signe (±)">
            <text:p>S: signe (±)</text:p>
          </table:table-cell>
          <table:table-cell table:style-name="pd1" office:value-type="string" office:value="Unnamed: 3">
            <text:p>Unnamed: 3</text:p>
          </table:table-cell>
          <table:table-cell table:style-name="pd1" office:value-type="string" office:value="Unnamed: 4">
            <text:p>Unnamed: 4</text:p>
          </table:table-cell>
          <table:table-cell table:style-name="pd1" office:value-type="string" office:value="E: exponent">
            <text:p>E: exponent</text:p>
          </table:table-cell>
          <table:table-cell table:style-name="pd1" office:value-type="string" office:value="Unnamed: 6">
            <text:p>Unnamed: 6</text:p>
          </table:table-cell>
          <table:table-cell table:style-name="pd1" office:value-type="string" office:value="Unnamed: 7">
            <text:p>Unnamed: 7</text:p>
          </table:table-cell>
          <table:table-cell table:style-name="pd1" office:value-type="string" office:value="Unnamed: 8">
            <text:p>Unnamed: 8</text:p>
          </table:table-cell>
          <table:table-cell table:style-name="pd1" office:value-type="string" office:value="M: mantissa">
            <text:p>M: mantissa</text:p>
          </table:table-cell>
          <table:table-cell table:style-name="pd1" office:value-type="string" office:value="Unnamed: 10">
            <text:p>Unnamed: 10</text:p>
          </table:table-cell>
          <table:table-cell table:style-name="pd1" office:value-type="string" office:value="Unnamed: 11">
            <text:p>Unnamed: 11</text:p>
          </table:table-cell>
          <table:table-cell table:style-name="pd1" office:value-type="string" office:value="Unnamed: 12">
            <text:p>Unnamed: 12</text:p>
          </table:table-cell>
          <table:table-cell table:style-name="pd1" office:value-type="string" office:value="Unnamed: 13">
            <text:p>Unnamed: 13</text:p>
          </table:table-cell>
          <table:table-cell table:style-name="pd1" office:value-type="string" office:value="Unnamed: 14">
            <text:p>Unnamed: 14</text:p>
          </table:table-cell>
          <table:table-cell table:style-name="pd1" office:value-type="string" office:value="Unnamed: 15">
            <text:p>Unnamed: 15</text:p>
          </table:table-cell>
          <table:table-cell table:style-name="pd1" office:value-type="string" office:value="Unnamed: 16">
            <text:p>Unnamed: 16</text:p>
          </table:table-cell>
          <table:table-cell table:style-name="pd1" office:value-type="string" office:value="Unnamed: 17">
            <text:p>Unnamed: 17</text:p>
          </table:table-cell>
          <table:table-cell table:style-name="pd1" office:value-type="string" office:value="Unnamed: 18">
            <text:p>Unnamed: 18</text:p>
          </table:table-cell>
          <table:table-cell table:style-name="pd1" office:value-type="string" office:value="Unnamed: 19">
            <text:p>Unnamed: 19</text:p>
          </table:table-cell>
          <table:table-cell table:style-name="pd1" office:value-type="string" office:value="Unnamed: 20">
            <text:p>Unnamed: 20</text:p>
          </table:table-cell>
          <table:table-cell table:style-name="pd1" office:value-type="string" office:value="Unnamed: 21">
            <text:p>Unnamed: 21</text:p>
          </table:table-cell>
          <table:table-cell table:style-name="pd1" office:value-type="string" office:value="Unnamed: 22">
            <text:p>Unnamed: 22</text:p>
          </table:table-cell>
          <table:table-cell table:style-name="pd1" office:value-type="string" office:value="Unnamed: 23">
            <text:p>Unnamed: 23</text:p>
          </table:table-cell>
          <table:table-cell table:style-name="pd1" office:value-type="string" office:value="Unnamed: 24">
            <text:p>Unnamed: 24</text:p>
          </table:table-cell>
          <table:table-cell table:style-name="pd1" office:value-type="string" office:value="Unnamed: 25">
            <text:p>Unnamed: 25</text:p>
          </table:table-cell>
          <table:table-cell table:style-name="pd1" office:value-type="string" office:value="Unnamed: 26">
            <text:p>Unnamed: 26</text:p>
          </table:table-cell>
          <table:table-cell table:style-name="pd1" office:value-type="string" office:value="Unnamed: 27">
            <text:p>Unnamed: 27</text:p>
          </table:table-cell>
          <table:table-cell table:style-name="pd1" office:value-type="string" office:value="Unnamed: 28">
            <text:p>Unnamed: 28</text:p>
          </table:table-cell>
          <table:table-cell table:style-name="pd1" office:value-type="string" office:value="Unnamed: 29">
            <text:p>Unnamed: 29</text:p>
          </table:table-cell>
          <table:table-cell table:style-name="pd1" office:value-type="string" office:value="Unnamed: 30">
            <text:p>Unnamed: 30</text:p>
          </table:table-cell>
          <table:table-cell table:style-name="pd1" office:value-type="string" office:value="Unnamed: 31">
            <text:p>Unnamed: 31</text:p>
          </table:table-cell>
          <table:table-cell table:style-name="pd1" office:value-type="string" office:value="Unnamed: 32">
            <text:p>Unnamed: 32</text:p>
          </table:table-cell>
          <table:table-cell table:style-name="pd1" office:value-type="string" office:value="Unnamed: 33">
            <text:p>Unnamed: 33</text:p>
          </table:table-cell>
          <table:table-cell table:style-name="pd1" office:value-type="string" office:value="Unnamed: 34">
            <text:p>Unnamed: 34</text:p>
          </table:table-cell>
          <table:table-cell table:style-name="pd1" office:value-type="string" office:value="Unnamed: 35">
            <text:p>Unnamed: 35</text:p>
          </table:table-cell>
          <table:table-cell table:style-name="pd1" office:value-type="string" office:value="Unnamed: 36">
            <text:p>Unnamed: 36</text:p>
          </table:table-cell>
          <table:table-cell table:style-name="pd1" office:value-type="string" office:value="Unnamed: 37">
            <text:p>Unnamed: 37</text:p>
          </table:table-cell>
          <table:table-cell table:style-name="pd1" office:value-type="string" office:value="Unnamed: 38">
            <text:p>Unnamed: 38</text:p>
          </table:table-cell>
          <table:table-cell table:style-name="pd1" office:value-type="string" office:value="Unnamed: 39">
            <text:p>Unnamed: 39</text:p>
          </table:table-cell>
          <table:table-cell table:style-name="pd1" office:value-type="string" office:value="Unnamed: 40">
            <text:p>Unnamed: 40</text:p>
          </table:table-cell>
          <table:table-cell table:style-name="pd1" office:value-type="string" office:value="Unnamed: 41">
            <text:p>Unnamed: 41</text:p>
          </table:table-cell>
          <table:table-cell table:style-name="pd1" office:value-type="string" office:value="Unnamed: 42">
            <text:p>Unnamed: 42</text:p>
          </table:table-cell>
          <table:table-cell table:style-name="pd1" office:value-type="string" office:value="Unnamed: 43">
            <text:p>Unnamed: 43</text:p>
          </table:table-cell>
          <table:table-cell table:style-name="pd1" office:value-type="string" office:value="Unnamed: 44">
            <text:p>Unnamed: 44</text:p>
          </table:table-cell>
          <table:table-cell table:style-name="pd1" office:value-type="string" office:value="Unnamed: 45">
            <text:p>Unnamed: 45</text:p>
          </table:table-cell>
          <table:table-cell table:style-name="pd1" office:value-type="string" office:value="Unnamed: 46">
            <text:p>Unnamed: 46</text:p>
          </table:table-cell>
          <table:table-cell table:style-name="pd1" office:value-type="string" office:value="Unnamed: 47">
            <text:p>Unnamed: 47</text:p>
          </table:table-cell>
          <table:table-cell table:style-name="pd1" office:value-type="string" office:value="Unnamed: 48">
            <text:p>Unnamed: 48</text:p>
          </table:table-cell>
          <table:table-cell table:style-name="pd1" office:value-type="string" office:value="Unnamed: 49">
            <text:p>Unnamed: 49</text:p>
          </table:table-cell>
          <table:table-cell table:style-name="pd1" office:value-type="string" office:value="Unnamed: 50">
            <text:p>Unnamed: 50</text:p>
          </table:table-cell>
          <table:table-cell table:style-name="pd1" office:value-type="string" office:value="Unnamed: 51">
            <text:p>Unnamed: 51</text:p>
          </table:table-cell>
          <table:table-cell table:style-name="pd1" office:value-type="string" office:value="Unnamed: 52">
            <text:p>Unnamed: 52</text:p>
          </table:table-cell>
          <table:table-cell table:style-name="pd1" office:value-type="string" office:value="Unnamed: 53">
            <text:p>Unnamed: 53</text:p>
          </table:table-cell>
          <table:table-cell table:style-name="pd1" office:value-type="string" office:value="Unnamed: 54">
            <text:p>Unnamed: 54</text:p>
          </table:table-cell>
          <table:table-cell table:style-name="pd1" office:value-type="string" office:value="Unnamed: 55">
            <text:p>Unnamed: 55</text:p>
          </table:table-cell>
          <table:table-cell table:style-name="pd1" office:value-type="string" office:value="Unnamed: 56">
            <text:p>Unnamed: 56</text:p>
          </table:table-cell>
          <table:table-cell table:style-name="pd1" office:value-type="string" office:value="Unnamed: 57">
            <text:p>Unnamed: 57</text:p>
          </table:table-cell>
          <table:table-cell table:style-name="pd1" office:value-type="string" office:value="Unnamed: 58">
            <text:p>Unnamed: 58</text:p>
          </table:table-cell>
          <table:table-cell table:style-name="pd1" office:value-type="string" office:value="Unnamed: 59">
            <text:p>Unnamed: 59</text:p>
          </table:table-cell>
          <table:table-cell table:style-name="pd1" office:value-type="string" office:value="Unnamed: 60">
            <text:p>Unnamed: 60</text:p>
          </table:table-cell>
          <table:table-cell table:style-name="pd1" office:value-type="string" office:value="Unnamed: 61">
            <text:p>Unnamed: 61</text:p>
          </table:table-cell>
          <table:table-cell table:style-name="pd1" office:value-type="string" office:value="Unnamed: 62">
            <text:p>Unnamed: 62</text:p>
          </table:table-cell>
          <table:table-cell table:style-name="pd1" office:value-type="string" office:value="Unnamed: 63">
            <text:p>Unnamed: 63</text:p>
          </table:table-cell>
          <table:table-cell table:style-name="pd1" office:value-type="string" office:value="Unnamed: 64">
            <text:p>Unnamed: 64</text:p>
          </table:table-cell>
          <table:table-cell table:style-name="pd1" office:value-type="string" office:value="Unnamed: 65">
            <text:p>Unnamed: 65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Rang A">
            <text:p>Rang A</text:p>
          </table:table-cell>
          <table:table-cell office:value-type="string" office:value="">
            <text:p/>
          </table:table-cell>
          <table:table-cell office:value-type="string" office:value="S">
            <text:p>S</text:p>
          </table:table-cell>
          <table:table-cell office:value-type="string" office:value="E">
            <text:p>E</text:p>
          </table:table-cell>
          <table:table-cell office:value-type="string" office:value="E">
            <text:p>E</text:p>
          </table:table-cell>
          <table:table-cell office:value-type="string" office:value="E">
            <text:p>E</text:p>
          </table:table-cell>
          <table:table-cell office:value-type="string" office:value="E">
            <text:p>E</text:p>
          </table:table-cell>
          <table:table-cell office:value-type="string" office:value="E">
            <text:p>E</text:p>
          </table:table-cell>
          <table:table-cell office:value-type="string" office:value="E">
            <text:p>E</text:p>
          </table:table-cell>
          <table:table-cell office:value-type="string" office:value="E">
            <text:p>E</text:p>
          </table:table-cell>
          <table:table-cell office:value-type="string" office:value="E">
            <text:p>E</text:p>
          </table:table-cell>
          <table:table-cell office:value-type="string" office:value="E">
            <text:p>E</text:p>
          </table:table-cell>
          <table:table-cell office:value-type="string" office:value="E">
            <text:p>E</text:p>
          </table:table-cell>
          <table:table-cell office:value-type="string" office:value="E">
            <text:p>E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E: 2047 ( ±inf, NaN)">
            <text:p>E: 2047 ( ±inf, NaN)</text:p>
          </table:table-cell>
          <table:table-cell office:value-type="string" office:value="± ">
            <text:p>± 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ex. +inf ">
            <text:p>ex. +inf 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ex. -inf ">
            <text:p>ex. -inf 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 (qualsevol bit de mantissa a 1) NaN ">
            <text:p> (qualsevol bit de mantissa a 1) NaN 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E: 1023 (∈ R[-1.0, +1.0])">
            <text:p>E: 1023 (∈ R[-1.0, +1.0])</text:p>
          </table:table-cell>
          <table:table-cell office:value-type="string" office:value="± ">
            <text:p>± 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E: 1022 (∈ R[-1.0, +1.0])">
            <text:p>E: 1022 (∈ R[-1.0, +1.0])</text:p>
          </table:table-cell>
          <table:table-cell office:value-type="string" office:value="± ">
            <text:p>± 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ex. +0.0 ">
            <text:p>ex. +0.0 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ex. -0.0 ">
            <text:p>ex. -0.0 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ex. +0,1234567">
            <text:p>ex. +0,123456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ex. -0,1234567">
            <text:p>ex. -0,123456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ang B">
            <text:p>Rang B</text:p>
          </table:table-cell>
          <table:table-cell office:value-type="string" office:value="">
            <text:p/>
          </table:table-cell>
          <table:table-cell office:value-type="string" office:value="x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value="sg">
            <text:p>sg</text:p>
          </table:table-cell>
          <table:table-cell office:value-type="string" office:value="sg">
            <text:p>sg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sg: 2bits per identificar el subgrup">
            <text:p>sg: 2bits per identificar el subgru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ang B.1 (símbols)">
            <text:p>Rang B.1 (símbols)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Símbols">
            <text:p>Símbol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value="F1">
            <text:p>F1</text:p>
          </table:table-cell>
          <table:table-cell office:value-type="string" office:value="F2">
            <text:p>F2</text:p>
          </table:table-cell>
          <table:table-cell office:value-type="string" office:value="F3">
            <text:p>F3</text:p>
          </table:table-cell>
          <table:table-cell office:value-type="string" office:value="F4">
            <text:p>F4</text:p>
          </table:table-cell>
          <table:table-cell office:value-type="string" office:value="F5">
            <text:p>F5</text:p>
          </table:table-cell>
          <table:table-cell office:value-type="string" office:value="F6">
            <text:p>F6</text:p>
          </table:table-cell>
          <table:table-cell office:value-type="string" office:value="F7">
            <text:p>F7</text:p>
          </table:table-cell>
          <table:table-cell office:value-type="string" office:value="F8">
            <text:p>F8</text:p>
          </table:table-cell>
          <table:table-cell office:value-type="string" office:value="F9">
            <text:p>F9</text:p>
          </table:table-cell>
          <table:table-cell office:value-type="string" office:value="F10">
            <text:p>F10</text:p>
          </table:table-cell>
          <table:table-cell office:value-type="string" office:value="F11">
            <text:p>F11</text:p>
          </table:table-cell>
          <table:table-cell office:value-type="string" office:value="F12">
            <text:p>F12</text:p>
          </table:table-cell>
          <table:table-cell office:value-type="string" office:value="tab">
            <text:p>tab</text:p>
          </table:table-cell>
          <table:table-cell office:value-type="string" office:value="bm">
            <text:p>bm</text:p>
          </table:table-cell>
          <table:table-cell office:value-type="string" office:value="she">
            <text:p>she</text:p>
          </table:table-cell>
          <table:table-cell office:value-type="string" office:value="shd">
            <text:p>shd</text:p>
          </table:table-cell>
          <table:table-cell office:value-type="string" office:value="cte">
            <text:p>cte</text:p>
          </table:table-cell>
          <table:table-cell office:value-type="string" office:value="ctd">
            <text:p>ctd</text:p>
          </table:table-cell>
          <table:table-cell office:value-type="string" office:value="fnc">
            <text:p>fnc</text:p>
          </table:table-cell>
          <table:table-cell office:value-type="string" office:value="win">
            <text:p>win</text:p>
          </table:table-cell>
          <table:table-cell office:value-type="string" office:value="osx">
            <text:p>osx</text:p>
          </table:table-cell>
          <table:table-cell office:value-type="string" office:value="alt">
            <text:p>alt</text:p>
          </table:table-cell>
          <table:table-cell office:value-type="string" office:value="alg">
            <text:p>alg</text:p>
          </table:table-cell>
          <table:table-cell office:value-type="string" office:value="del">
            <text:p>del</text:p>
          </table:table-cell>
          <table:table-cell office:value-type="string" office:value="sup">
            <text:p>sup</text:p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?">
            <text:p>?</text:p>
          </table:table-cell>
          <table:table-cell office:value-type="string" office:value="c">
            <text:p>c</text:p>
          </table:table-cell>
          <table:table-cell office:value-type="string" office:value="c">
            <text:p>c</text:p>
          </table:table-cell>
          <table:table-cell office:value-type="string" office:value="c">
            <text:p>c</text:p>
          </table:table-cell>
          <table:table-cell office:value-type="string" office:value="c">
            <text:p>c</text:p>
          </table:table-cell>
          <table:table-cell office:value-type="string" office:value="c">
            <text:p>c</text:p>
          </table:table-cell>
          <table:table-cell office:value-type="string" office:value="c">
            <text:p>c</text:p>
          </table:table-cell>
          <table:table-cell office:value-type="string" office:value="c">
            <text:p>c</text:p>
          </table:table-cell>
          <table:table-cell office:value-type="string" office:value="c">
            <text:p>c</text:p>
          </table:table-cell>
          <table:table-cell office:value-type="string" office:value="c">
            <text:p>c</text:p>
          </table:table-cell>
          <table:table-cell office:value-type="string" office:value="c">
            <text:p>c</text:p>
          </table:table-cell>
          <table:table-cell office:value-type="string" office:value="c">
            <text:p>c</text:p>
          </table:table-cell>
          <table:table-cell office:value-type="string" office:value="c">
            <text:p>c</text:p>
          </table:table-cell>
          <table:table-cell office:value-type="string" office:value="c">
            <text:p>c</text:p>
          </table:table-cell>
          <table:table-cell office:value-type="string" office:value="c">
            <text:p>c</text:p>
          </table:table-cell>
          <table:table-cell office:value-type="string" office:value="c">
            <text:p>c</text:p>
          </table:table-cell>
          <table:table-cell office:value-type="string" office:value="c">
            <text:p>c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Fx: Bandera de tecla de funció ‘x’ ">
            <text:p>Fx: Bandera de tecla de funció ‘x’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tab: Bandera de tecla ‘tabulador’ ">
            <text:p>tab: Bandera de tecla ‘tabulador’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bm: Bandera de bloq. de majúscules ">
            <text:p>bm: Bandera de bloq. de majúscules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she: Bandera de tecla ‘shift equerra’ ">
            <text:p>she: Bandera de tecla ‘shift equerra’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shd: Bandera de tecla ‘shift dreta’ ">
            <text:p>shd: Bandera de tecla ‘shift dreta’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cte: Bandera de tecla ‘ctrl esquerra’ ">
            <text:p>cte: Bandera de tecla ‘ctrl esquerra’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ctd: Bandera de tecla ‘ctrl dreta’ ">
            <text:p>ctd: Bandera de tecla ‘ctrl dreta’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fnc: Bandera de tecla de ‘funció’">
            <text:p>fnc: Bandera de tecla de ‘funció’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win: Bandera de tecla de ‘windows’">
            <text:p>win: Bandera de tecla de ‘windows’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osx: Bandera de tecla de ‘osx’">
            <text:p>osx: Bandera de tecla de ‘osx’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alt: Bandera de tecla ‘alt’">
            <text:p>alt: Bandera de tecla ‘alt’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alg: Bandera de tecla ‘alt gr’">
            <text:p>alg: Bandera de tecla ‘alt gr’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del: Bandera de tecla ‘delete’">
            <text:p>del: Bandera de tecla ‘delete’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sup: Bandera de tecla ‘suprimir’">
            <text:p>sup: Bandera de tecla ‘suprimir’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?: Bits per a futures extensions">
            <text:p>?: Bits per a futures exten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c’s: identificador del símbol">
            <text:p>c’s: identificador del símbo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ang B.2 (futures extensions)">
            <text:p>Rang B.2 (futures extensions)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ang B.3 (saturació i nul)">
            <text:p>Rang B.3 (saturació i nul)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  <table:table-cell office:value-type="string" office:value="d">
            <text:p>d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±Saturació">
            <text:p>±Saturació</text:p>
          </table:table-cell>
          <table:table-cell office:value-type="string" office:value="± ">
            <text:p>± 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value="º/¹">
            <text:p>º/¹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ex. +1.0*">
            <text:p>ex. +1.0*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ex. -1.0*">
            <text:p>ex. -1.0*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ex. +0,1234567*">
            <text:p>ex. +0,1234567*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ex. -0,1234567*">
            <text:p>ex. -0,1234567*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Nul">
            <text:p>Nul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  <table:table-cell office:value-type="string" office:value="m">
            <text:p>m</text:p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ang C">
            <text:p>Rang C</text:p>
          </table:table-cell>
          <table:table-cell office:value-type="string" office:value="">
            <text:p/>
          </table:table-cell>
          <table:table-cell office:value-type="string" office:value="± ">
            <text:p>± 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ang D">
            <text:p>Rang D</text:p>
          </table:table-cell>
          <table:table-cell office:value-type="string" office:value="">
            <text:p/>
          </table:table-cell>
          <table:table-cell office:value-type="string" office:value="± ">
            <text:p>± 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  <table:table table:name="Subgroup_B2_Extensions">
        <table:table-row>
          <table:table-cell table:style-name="pd1" office:value-type="string" office:value="Field">
            <text:p>Field</text:p>
          </table:table-cell>
          <table:table-cell table:style-name="pd1" office:value-type="string" office:value="Description">
            <text:p>Description</text:p>
          </table:table-cell>
          <table:table-cell table:style-name="pd1" office:value-type="string" office:value="Bit Range">
            <text:p>Bit Range</text:p>
          </table:table-cell>
        </table:table-row>
        <table:table-row>
          <table:table-cell office:value-type="string" office:value="Signe">
            <text:p>Signe</text:p>
          </table:table-cell>
          <table:table-cell office:value-type="string" office:value="Indica si és una extensió (1)">
            <text:p>Indica si és una extensió (1)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Exponent">
            <text:p>Exponent</text:p>
          </table:table-cell>
          <table:table-cell office:value-type="string" office:value="Definició de l'extensió: Subgrup B.2 (0x3FE)">
            <text:p>Definició de l'extensió: Subgrup B.2 (0x3FE)</text:p>
          </table:table-cell>
          <table:table-cell office:value-type="string" office:value="62-52">
            <text:p>62-52</text:p>
          </table:table-cell>
        </table:table-row>
        <table:table-row>
          <table:table-cell office:value-type="string" office:value="Tipus d'Extensió">
            <text:p>Tipus d'Extensió</text:p>
          </table:table-cell>
          <table:table-cell office:value-type="string" office:value="Tipus d'extensió (neurona: 0001, capa: 0010)">
            <text:p>Tipus d'extensió (neurona: 0001, capa: 0010)</text:p>
          </table:table-cell>
          <table:table-cell office:value-type="string" office:value="51-48">
            <text:p>51-48</text:p>
          </table:table-cell>
        </table:table-row>
        <table:table-row>
          <table:table-cell office:value-type="string" office:value="Identificador únic">
            <text:p>Identificador únic</text:p>
          </table:table-cell>
          <table:table-cell office:value-type="string" office:value="Identificador únic per neurona o capa">
            <text:p>Identificador únic per neurona o capa</text:p>
          </table:table-cell>
          <table:table-cell office:value-type="string" office:value="47-0">
            <text:p>47-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